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nav</text:span> <text:span text:style-name="T3">class</text:span>=<text:span text:style-name="T4">"navbar navbar-expand-lg navbar-light bg fixed-top "</text:span><text:span text:style-name="T1">&gt;</text:span></text:p>
      <text:p text:style-name="P1"><text:span text:style-name="T1">&lt;</text:span><text:span text:style-name="T2">button</text:span> <text:span text:style-name="T3">class</text:span>=<text:span text:style-name="T4">"navbar-toggler"</text:span> <text:span text:style-name="T3">type</text:span>=<text:span text:style-name="T4">"button"</text:span> <text:span text:style-name="T3">data-toggle</text:span>=<text:span text:style-name="T4">"collapse"</text:span> <text:span text:style-name="T3">data-target</text:span>=<text:span text:style-name="T4">"#navbarTogglerDemo03"</text:span> <text:span text:style-name="T3">aria-controls</text:span>=<text:span text:style-name="T4">"navbarTogglerDemo03"</text:span> <text:span text:style-name="T3">aria-expanded</text:span>=<text:span text:style-name="T4">"false"</text:span> <text:span text:style-name="T3">aria-label</text:span>=<text:span text:style-name="T4">"Toggle navigation"</text:span><text:span text:style-name="T1">&gt;</text:span></text:p>
      <text:p text:style-name="P1"><text:span text:style-name="T1">&lt;</text:span><text:span text:style-name="T2">span</text:span> <text:span text:style-name="T3">class</text:span>=<text:span text:style-name="T4">"navbar-toggler-icon"</text:span><text:span text:style-name="T1">&gt;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bar-brand"</text:span> <text:span text:style-name="T3">href</text:span>=<text:span text:style-name="T4">"{{path('product_vehicles')}}"</text:span><text:span text:style-name="T1">&gt;&lt;</text:span><text:span text:style-name="T2">img</text:span> <text:span text:style-name="T3">src</text:span>=<text:span text:style-name="T4">"/assets/images/logoMobilean.png"</text:span> <text:span text:style-name="T3">class</text:span>=<text:span text:style-name="T4">"logoMobilean"</text:span> <text:span text:style-name="T3">alt</text:span>=<text:span text:style-name="T4">"logo Mobilean"</text:span><text:span text:style-name="T1">&gt;&lt;/</text:span><text:span text:style-name="T2">a</text:span><text:span text:style-name="T1">&gt;</text:span></text:p>
      <text:p text:style-name="P3"/>
      <text:p text:style-name="P1"><text:span text:style-name="T1">&lt;</text:span><text:span text:style-name="T2">div</text:span> <text:span text:style-name="T3">class</text:span>=<text:span text:style-name="T4">"collapse navbar-collapse"</text:span> <text:span text:style-name="T3">id</text:span>=<text:span text:style-name="T4">"navbarTogglerDemo03"</text:span><text:span text:style-name="T1">&gt;</text:span></text:p>
      <text:p text:style-name="P1"><text:span text:style-name="T1">&lt;</text:span><text:span text:style-name="T2">ul</text:span> <text:span text:style-name="T3">class</text:span>=<text:span text:style-name="T4">"navbar-nav mr-auto mt-2 mt-lg-0"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 active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href</text:span>=<text:span text:style-name="T4">"{{path('product_vehicles')}}"</text:span><text:span text:style-name="T1">&gt;</text:span>Nos solutions clés en main<text:span text:style-name="T1">&lt;</text:span><text:span text:style-name="T2">span</text:span> <text:span text:style-name="T3">class</text:span>=<text:span text:style-name="T4">"sr-only"</text:span><text:span text:style-name="T1">&gt;</text:span>(current)<text:span text:style-name="T1">&lt;/</text:span><text:span text:style-name="T2">span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href</text:span>=<text:span text:style-name="T4">"{{path('product_charging_stations')}}"</text:span><text:span text:style-name="T1">&gt;</text:span>Nos solutions de ravitaillement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href</text:span>=<text:span text:style-name="T4">"{{path('contact_estimate')}}"</text:span><text:span text:style-name="T1">&gt;</text:span>Je décris mon besoin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href</text:span>=<text:span text:style-name="T4">"{{path('contact_partner')}}"</text:span><text:span text:style-name="T1">&gt;</text:span>Devenir installateur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nav-link"</text:span> <text:span text:style-name="T3">href</text:span>=<text:span text:style-name="T4">"{{path('information_about')}}"</text:span><text:span text:style-name="T1">&gt;</text:span>À propos de nous<text:span text:style-name="T1">&lt;/</text:span><text:span text:style-name="T2">a</text:span><text:span text:style-name="T1">&gt;</text:span></text:p>
      <text:p text:style-name="P1"><text:span text:style-name="T1">&lt;/</text:span><text:span text:style-name="T2">li</text:span><text:span text:style-name="T1">&gt;</text:span></text:p>
      <text:p text:style-name="P1"><text:span text:style-name="T1">&lt;</text:span><text:span text:style-name="T2">li</text:span> <text:span text:style-name="T3">class</text:span>=<text:span text:style-name="T4">"nav-item"</text:span><text:span text:style-name="T1">&gt;</text:span></text:p>
      <text:p text:style-name="P2">{# If admin is not connected he can see login button, if admin connects he can see logout button #}</text:p>
      <text:p text:style-name="P1">{% <text:span text:style-name="T5">if</text:span> <text:span text:style-name="T3">app</text:span>.<text:span text:style-name="T3">user</text:span> %}</text:p>
      <text:p text:style-name="P1">{{ <text:span text:style-name="T3">app</text:span>.<text:span text:style-name="T3">user</text:span>.<text:span text:style-name="T3">email</text:span> }}</text:p>
      <text:p text:style-name="P1"><text:span text:style-name="T1">&lt;</text:span><text:span text:style-name="T2">a</text:span> <text:span text:style-name="T3">class</text:span>=<text:span text:style-name="T4">"nav-link nav-style"</text:span> <text:span text:style-name="T3">href</text:span>=<text:span text:style-name="T4">"{{ path('app_logout') }}"</text:span><text:span text:style-name="T1">&gt;</text:span></text:p>
      <text:p text:style-name="P1">Se déconnecter<text:span text:style-name="T1">&lt;/</text:span><text:span text:style-name="T2">a</text:span><text:span text:style-name="T1">&gt;</text:span></text:p>
      <text:p text:style-name="P1">{% <text:span text:style-name="T5">else</text:span> %}</text:p>
      <text:p text:style-name="P1"><text:span text:style-name="T1">&lt;</text:span><text:span text:style-name="T2">a</text:span> <text:span text:style-name="T3">class</text:span>=<text:span text:style-name="T4">"nav-link nav-style"</text:span> <text:span text:style-name="T3">href</text:span>=<text:span text:style-name="T4">"{{ path('app_login') }}"</text:span><text:span text:style-name="T1">&gt;</text:span></text:p>
      <text:p text:style-name="P1">Se connecter<text:span text:style-name="T1">&lt;/</text:span><text:span text:style-name="T2">a</text:span><text:span text:style-name="T1">&gt;</text:span></text:p>
      <text:p text:style-name="P1">{% <text:span text:style-name="T5">endif</text:span> %}</text:p>
      <text:p text:style-name="P1"><text:span text:style-name="T1">&lt;/</text:span><text:span text:style-name="T2">li</text:span><text:span text:style-name="T1">&gt;</text:span></text:p>
      <text:p text:style-name="P1"><text:span text:style-name="T1">&lt;/</text:span><text:span text:style-name="T2">u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nav</text:span><text:span text:style-name="T1">&gt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0T13:30:01.166171186</meta:creation-date>
    <dc:date>2021-01-20T13:31:56.374161298</dc:date>
    <meta:editing-duration>PT1M57S</meta:editing-duration>
    <meta:editing-cycles>1</meta:editing-cycles>
    <meta:document-statistic meta:table-count="0" meta:image-count="0" meta:object-count="0" meta:page-count="1" meta:paragraph-count="36" meta:word-count="136" meta:character-count="1515" meta:non-whitespace-character-count="1415"/>
    <meta:generator>LibreOffice/7.0.2.2$Linux_X86_64 LibreOffice_project/3a01483fc371ab18cfca4bab0d636937da5eaf70</meta:generator>
  </office:meta>
</office:document-meta>
</file>